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99"/>
    <style:style style:name="ce3" style:family="table-cell" style:parent-style-name="Default" style:data-style-name="N100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</style:style>
    <style:style style:name="P2" style:family="paragraph"/>
    <style:style style:name="P3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>
          <form:form form:name="Formulaire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ase à cocher 1" form:control-implementation="ooo:com.sun.star.form.component.CheckBox" xml:id="control1" form:id="control1" form:label="Case à cocher" form:input-required="false" form:linked-cell="Feuille1.I5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ase à cocher 2" form:control-implementation="ooo:com.sun.star.form.component.CheckBox" xml:id="control2" form:id="control2" form:label="Case à cocher" form:input-required="false" form:linked-cell="Feuille1.I7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ase à cocher 3" form:control-implementation="ooo:com.sun.star.form.component.CheckBox" xml:id="control3" form:id="control3" form:label="Case à cocher" form:input-required="false" form:linked-cell="Feuille1.I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radio form:name="RadioGroup1" form:control-implementation="ooo:com.sun.star.form.component.RadioButton" xml:id="control4" form:id="control4" form:label="radio" form:value="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frame form:name="Zone de groupe 1" form:control-implementation="ooo:com.sun.star.form.component.GroupBox" xml:id="control5" form:id="control5" form:for="control6,control7"/>
            <form:radio form:name="RadioGroup2" form:control-implementation="ooo:com.sun.star.form.component.RadioButton" xml:id="control6" form:id="control6" form:label="radio" form:current-selected="true" form:value="1" form:input-required="false" form:linked-cell="Feuille1.I1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2" form:control-implementation="ooo:com.sun.star.form.component.RadioButton" xml:id="control7" form:id="control7" form:label="radio1" form:value="2" form:input-required="false" form:linked-cell="Feuille1.I1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button form:name="Bouton 1" form:control-implementation="ooo:com.sun.star.form.component.CommandButton" xml:id="control8" form:id="control8" form:label="Resulta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style-name="gr1" draw:text-style-name="P1" svg:width="0.33cm" svg:height="0.292cm" svg:x="0.083cm" svg:y="1.859cm" draw:control="control1"/>
          <draw:control draw:z-index="1" draw:style-name="gr1" draw:text-style-name="P1" svg:width="0.441cm" svg:height="0.319cm" svg:x="0.11cm" svg:y="2.736cm" draw:control="control2"/>
          <draw:control draw:z-index="2" draw:style-name="gr1" draw:text-style-name="P1" svg:width="0.44cm" svg:height="0.398cm" svg:x="0.138cm" svg:y="3.586cm" draw:control="control3"/>
          <draw:control draw:z-index="3" draw:text-style-name="P1" svg:width="10.549cm" svg:height="0.45cm" svg:x="1.043cm" svg:y="0.05cm" draw:control="control4"/>
          <draw:g draw:z-index="4">
            <draw:control draw:text-style-name="P2" svg:width="10.821cm" svg:height="6.561cm" svg:x="0.275cm" svg:y="6.003cm" draw:control="control5"/>
            <draw:control draw:text-style-name="P1" svg:width="10.521cm" svg:height="0.45cm" svg:x="0.575cm" svg:y="8.165cm" draw:control="control6"/>
            <draw:control draw:text-style-name="P1" svg:width="10.521cm" svg:height="0.45cm" svg:x="0.575cm" svg:y="10.327cm" draw:control="control7"/>
            <draw:control draw:text-style-name="P3" svg:width="4.598cm" svg:height="2.019cm" svg:x="11.124cm" svg:y="3.027cm" draw:control="control8"/>
          </draw:g>
        </table:shapes>
        <table:table-column table:style-name="co1" table:number-columns-repeated="12" table:default-cell-style-name="Default"/>
        <table:table-row table:style-name="ro1">
          <table:table-cell table:number-columns-repeated="3"/>
          <table:table-cell office:value-type="string" calcext:value-type="string">
            <text:p>QCM</text:p>
          </table:table-cell>
          <table:table-cell table:number-columns-repeated="4"/>
          <table:table-cell office:value-type="string" calcext:value-type="string">
            <text:p>Reponses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Q1 question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<text:s text:c="4"/>feuille</text:p>
          </table:table-cell>
          <table:table-cell table:number-columns-repeated="7"/>
          <table:table-cell table:style-name="ce1" office:value-type="boolean" office:boolean-value="true" calcext:value-type="boolean">
            <text:p>VRAI</text:p>
          </table:table-cell>
          <table:table-cell table:style-name="ce4" table:formula="of:=IF(AND([.I5]=1;[.I7]=1;[.I9]=0);1;0)" office:value-type="float" office:value="1" calcext:value-type="float">
            <text:p>1</text:p>
          </table:table-cell>
          <table:table-cell/>
          <table:table-cell table:style-name="ce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<text:s text:c="5"/>Cellule</text:p>
          </table:table-cell>
          <table:table-cell table:number-columns-repeated="7"/>
          <table:table-cell table:style-name="ce1" office:value-type="boolean" office:boolean-value="true" calcext:value-type="boolean">
            <text:p>VRAI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<text:s text:c="5"/>Ratio</text:p>
          </table:table-cell>
          <table:table-cell table:number-columns-repeated="7"/>
          <table:table-cell table:style-name="ce1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8"/>
          <table:table-cell table:style-name="ce3" office:value-type="string" calcext:value-type="string">
            <text:p>1</text:p>
          </table:table-cell>
          <table:table-cell table:style-name="ce4" table:formula="of:=IF([.$I$16]=&quot;1&quot;;1;0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9"/>
          <table:table-cell table:style-name="ce4" table:formula="of:=SUM([.J5:.J16])"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6">00/00/0000</text:date>, <text:time style:data-style-name="N2" text:time-value="14:32:33.1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6T14:32:36.304000000</meta:creation-date>
    <meta:editing-duration>PT4M38S</meta:editing-duration>
    <meta:editing-cycles>3</meta:editing-cycles>
    <meta:generator>LibreOffice/7.1.0.3$Windows_X86_64 LibreOffice_project/f6099ecf3d29644b5008cc8f48f42f4a40986e4c</meta:generator>
    <dc:date>2023-11-06T14:57:22.172000000</dc:date>
    <meta:document-statistic meta:table-count="1" meta:cell-count="13" meta:object-count="5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Sub Resultat()
Dim feuille As Object 
feuille = ThisComponent.getSheets.getByName("feuille1")
MsgBox "Votre resultat est: "+feuille.getCellRangeByName("J20").String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